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1" calcext:value-type="date">
            <text:p>11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04:32.42931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1T00:07:58.295526427</dc:date>
    <meta:editing-duration>P3DT1H32M38S</meta:editing-duration>
    <meta:editing-cycles>244</meta:editing-cycles>
    <meta:generator>LibreOffice/7.0.4.2$Linux_X86_64 LibreOffice_project/00$Build-2</meta:generator>
    <meta:document-statistic meta:table-count="1" meta:cell-count="103" meta:object-count="14"/>
  </office:meta>
</office:document-meta>
</file>